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ambria" fo:font-size="18pt" style:font-size-asian="18pt" style:font-name-complex="Times New Roman" style:font-size-complex="1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6f94fb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paragraph-rsid="00348359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paragraph-rsid="00348359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6f94fb" officeooo:paragraph-rsid="006f94fb" style:font-style-asian="normal" style:font-style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348359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348359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rsid="00787f93" officeooo:paragraph-rsid="00787f93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officeooo:rsid="00352789" officeooo:paragraph-rsid="00352789" style:font-weight-asian="bold"/>
    </style:style>
    <style:style style:name="P12" style:family="paragraph" style:parent-style-name="Standard" style:master-page-name="Standard">
      <style:paragraph-properties fo:text-align="center" style:justify-single-word="false" style:page-number="auto" fo:break-before="page"/>
      <style:text-properties fo:language="en" fo:country="US" style:text-underline-style="solid" style:text-underline-width="auto" style:text-underline-color="font-color" fo:font-weight="bold" officeooo:paragraph-rsid="00348359" style:font-weight-asian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tyle="normal" officeooo:rsid="006f94fb" officeooo:paragraph-rsid="006f94fb" style:font-style-asian="normal" style:font-style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tyle="normal" officeooo:rsid="0070e705" officeooo:paragraph-rsid="0070e705" style:font-style-asian="normal" style:font-style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style="normal" officeooo:rsid="00743524" officeooo:paragraph-rsid="00743524" style:font-style-asian="normal" style:font-style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style="normal" officeooo:rsid="00790966" officeooo:paragraph-rsid="00790966" style:font-style-asian="normal" style:font-style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language="en" fo:country="US" officeooo:rsid="00787f93" officeooo:paragraph-rsid="00787f93"/>
    </style:style>
    <style:style style:name="P18" style:family="paragraph" style:parent-style-name="Standard" style:list-style-name="L2">
      <style:paragraph-properties fo:text-align="justify" style:justify-single-word="false"/>
      <style:text-properties fo:language="en" fo:country="US" officeooo:rsid="00790dfe" officeooo:paragraph-rsid="00790dfe"/>
    </style:style>
    <style:style style:name="P19" style:family="paragraph" style:parent-style-name="Standard" style:list-style-name="L2">
      <style:paragraph-properties fo:text-align="justify" style:justify-single-word="false"/>
      <style:text-properties fo:language="en" fo:country="US" officeooo:rsid="00790dfe" officeooo:paragraph-rsid="007a5371"/>
    </style:style>
    <style:style style:name="P20" style:family="paragraph" style:parent-style-name="Standard" style:list-style-name="L2">
      <style:paragraph-properties fo:text-align="start" style:justify-single-word="false"/>
      <style:text-properties fo:language="en" fo:country="US" officeooo:rsid="00790dfe" officeooo:paragraph-rsid="00790dfe"/>
    </style:style>
    <style:style style:name="P21" style:family="paragraph" style:parent-style-name="Standard" style:list-style-name="L1">
      <style:paragraph-properties fo:text-align="justify" style:justify-single-word="false"/>
      <style:text-properties officeooo:paragraph-rsid="00790dfe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790966"/>
    </style:style>
    <style:style style:name="T1" style:family="text">
      <style:text-properties officeooo:rsid="006f94fb"/>
    </style:style>
    <style:style style:name="T2" style:family="text">
      <style:text-properties officeooo:rsid="007546e7"/>
    </style:style>
    <style:style style:name="T3" style:family="text">
      <style:text-properties officeooo:rsid="003d94d6"/>
    </style:style>
    <style:style style:name="T4" style:family="text">
      <style:text-properties officeooo:rsid="00352789"/>
    </style:style>
    <style:style style:name="T5" style:family="text">
      <style:text-properties fo:font-style="italic" officeooo:rsid="000bc274" style:font-style-asian="italic" style:font-style-complex="italic"/>
    </style:style>
    <style:style style:name="T6" style:family="text">
      <style:text-properties fo:font-style="normal" officeooo:rsid="000bc274" style:font-style-asian="normal" style:font-style-complex="normal"/>
    </style:style>
    <style:style style:name="T7" style:family="text">
      <style:text-properties fo:font-style="normal" officeooo:rsid="006f94fb" style:font-style-asian="normal" style:font-style-complex="normal"/>
    </style:style>
    <style:style style:name="T8" style:family="text">
      <style:text-properties fo:font-style="normal" officeooo:rsid="00790966" style:font-style-asian="normal" style:font-style-complex="normal"/>
    </style:style>
    <style:style style:name="T9" style:family="text">
      <style:text-properties officeooo:rsid="0070f9ef"/>
    </style:style>
    <style:style style:name="T10" style:family="text">
      <style:text-properties officeooo:rsid="0071c57e"/>
    </style:style>
    <style:style style:name="T11" style:family="text">
      <style:text-properties officeooo:rsid="0076615e"/>
    </style:style>
    <style:style style:name="T12" style:family="text">
      <style:text-properties officeooo:rsid="00790966"/>
    </style:style>
    <style:style style:name="T13" style:family="text">
      <style:text-properties officeooo:rsid="00790d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rançais (English : see further)</text:p>
      <text:p text:style-name="P2">Eplouribousse</text:p>
      <text:p text:style-name="P2">Application web collaborative pour le dédoublonnement des périodiques</text:p>
      <text:p text:style-name="P2"/>
      <text:p text:style-name="P2"/>
      <text:p text:style-name="P3">A qui s’adresse ce guide et que contient-il ?</text:p>
      <text:p text:style-name="P4"><text:tab/>Ce guide s’adresse aux <text:span text:style-name="T1">développeurs de l’application </text:span><text:span text:style-name="T5">eplouribousse </text:span><text:span text:style-name="T6">; </text:span><text:span text:style-name="T7">il leur donne les clefs pour comprendre le code de base de l’assimiler et de l’améliorer.</text:span></text:p>
      <text:p text:style-name="P7"><text:tab/>L’assimilation du code repose sur les éléments suivants :</text:p>
      <text:list xml:id="list2180030109734858980" text:style-name="L1">
        <text:list-item>
          <text:p text:style-name="P13">Les commentaires : Ceux-ci sont enrichis constamment</text:p>
        </text:list-item>
        <text:list-item>
          <text:p text:style-name="P13"><text:span text:style-name="T10">La lecture de la documentation déposée en Doc/ dont l</text:span>e manuel de l’utilisateur qui permet d’appréhender les fonctionnalités</text:p>
        </text:list-item>
        <text:list-item>
          <text:p text:style-name="P13">La structuration inhérente au cadre de travail utilisé (Framework Django)</text:p>
        </text:list-item>
        <text:list-item>
          <text:p text:style-name="P14">Le test de l’application selon les indications portées en <text:span text:style-name="T9">Doc/guide.txt</text:span></text:p>
        </text:list-item>
        <text:list-item>
          <text:p text:style-name="P15">Le contact avec le développeur à l’origine du projet ; <text:span text:style-name="T11">voir Doc/contact.txt</text:span></text:p>
        </text:list-item>
        <text:list-item>
          <text:p text:style-name="P16">Les bugs peuvent être signalés selon deux canaux :</text:p>
          <text:list>
            <text:list-item>
              <text:p text:style-name="P22"><text:span text:style-name="T12">Sur l’outil de gestion des bugs suivant (outil à privilégier)</text:span><text:span text:style-name="T8"> :</text:span><text:span text:style-name="T12"> </text:span><text:a xlink:type="simple" xlink:href="https://bugs.launchpad.net/eplouribousse" text:style-name="Internet_20_link" text:visited-style-name="Visited_20_Internet_20_Link"><text:span text:style-name="T12">https://bugs.launchpad.net/eplouribousse</text:span></text:a></text:p>
            </text:list-item>
            <text:list-item>
              <text:p text:style-name="P21"><text:span text:style-name="T12">ou à partir du formulaire de contact intégré à l’application : </text:span><text:a xlink:type="simple" xlink:href="https://adresse-du-serveur-hote/contact" text:style-name="Internet_20_link" text:visited-style-name="Visited_20_Internet_20_Link"><text:span text:style-name="T12">https://adresse-du-serveur-hote/contact</text:span></text:a><text:span text:style-name="T12"> (à modifier comme il se doit) Dans ce cas, le bug sera reporté dans l’outil de gestion précédent et c’est là que son traitement pourra être suivi.</text:span></text:p>
            </text:list-item>
          </text:list>
        </text:list-item>
      </text:list>
      <text:p text:style-name="P12">E<text:span text:style-name="T4">nglish</text:span></text:p>
      <text:p text:style-name="P8">Eplouribousse</text:p>
      <text:p text:style-name="P9"/>
      <text:p text:style-name="P8">Collaborative webapp for managing serials deduplication in libraries</text:p>
      <text:p text:style-name="P5"/>
      <text:p text:style-name="P6">Whom this guide is for and what does it contain?</text:p>
      <text:p text:style-name="P10">This guide is intended for developers ; it gives them the keys to understand the code, to assimilate it and to improve it.</text:p>
      <text:p text:style-name="P10">Code assimilation is based on the following:</text:p>
      <text:list xml:id="list8783116421535164663" text:style-name="L2">
        <text:list-item>
          <text:p text:style-name="P17">Comments: These are constantly being enriched</text:p>
        </text:list-item>
        <text:list-item>
          <text:p text:style-name="P17">Reading the documentation filed in Doc / including the user manual which allows you to understand the features</text:p>
        </text:list-item>
        <text:list-item>
          <text:p text:style-name="P17">The structuring inherent in the framework used (Django Framework)</text:p>
        </text:list-item>
        <text:list-item>
          <text:p text:style-name="P17">The test of the application according to the indications given in Doc/howto.txt</text:p>
        </text:list-item>
        <text:list-item>
          <text:p text:style-name="P17">Contact with the developer behind the project; see Doc/contact.txt</text:p>
        </text:list-item>
        <text:list-item>
          <text:p text:style-name="P18">Bugs can be reported through two channels:</text:p>
        </text:list-item>
        <text:list-item>
          <text:p text:style-name="P20">On the following bug tracker (preferred tool): <text:a xlink:type="simple" xlink:href="https://bugs.launchpad.net/eplouribousse" text:style-name="Internet_20_link" text:visited-style-name="Visited_20_Internet_20_Link">https://bugs.launchpad.net/eplouribousse</text:a></text:p>
        </text:list-item>
        <text:list-item>
          <text:p text:style-name="P19">or from the contact form integrated into the application : <text:a xlink:type="simple" xlink:href="https://address-of-the-host-server/contact" text:style-name="Internet_20_link" text:visited-style-name="Visited_20_Internet_20_Link">https://address-of-the-host-server/contact</text:a> (to be modified as it should). In this case, the bug will be reported in the bug tracker mentioned above and this is where its treatment must be follow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te_20_de_20_bas_20_de_20_page_20_Car" style:display-name="Note de bas de page C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002cm" style:rel-width="100%" fo:margin-left="-0.203cm" fo:margin-top="0cm" fo:margin-bottom="0cm" table:align="left" style:writing-mode="lr-tb"/>
    </style:style>
    <style:style style:name="Tableau1.A" style:family="table-column">
      <style:table-column-properties style:column-width="16.002cm" style:rel-column-width="61451*"/>
    </style:style>
    <style:style style:name="Tableau1.1" style:family="table-row">
      <style:table-row-properties style:min-row-height="0.508cm" fo:keep-together="auto"/>
    </style:style>
    <style:style style:name="Tableau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MP1" style:family="paragraph" style:parent-style-name="Header">
      <style:paragraph-properties fo:text-align="center" style:justify-single-word="false"/>
      <style:text-properties style:font-name="Cambria" fo:font-size="18pt" style:font-size-asian="18pt" style:font-name-complex="Times New Roman" style:font-size-complex="18pt"/>
    </style:style>
    <style:style style:name="MT1" style:family="text">
      <style:text-properties officeooo:rsid="006f94fb"/>
    </style:style>
    <style:style style:name="MT2" style:family="text">
      <style:text-properties officeooo:rsid="00790dfe"/>
    </style:style>
    <style:style style:name="MT3" style:family="text">
      <style:text-properties officeooo:rsid="003d94d6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MP1">Eplouribousse – <text:span text:style-name="MT1">Documentation pour les développeurs</text:span></text:p>
            </table:table-cell>
          </table:table-row>
        </table:table>
        <text:p text:style-name="Header"/>
      </style:header>
      <style:footer>
        <text:p text:style-name="Footer">Georges Gressot ; mise à jour : <text:span text:style-name="MT2">02/12</text:span>/20<text:span text:style-name="MT3">20</text:span><text:tab/><text:page-number text:select-page="current">2</text:page-number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plouribousse - Manuel d’utilisation</dc:title>
    <meta:initial-creator>GRESSOT Georges</meta:initial-creator>
    <meta:editing-cycles>194</meta:editing-cycles>
    <meta:print-date>2019-04-11T07:17:00</meta:print-date>
    <meta:creation-date>2018-04-04T11:57:00</meta:creation-date>
    <dc:date>2020-12-02T09:53:52.273811266</dc:date>
    <meta:editing-duration>PT18H50M30S</meta:editing-duration>
    <meta:generator>LibreOffice/5.1.6.2$Linux_x86 LibreOffice_project/10m0$Build-2</meta:generator>
    <meta:document-statistic meta:table-count="1" meta:image-count="0" meta:object-count="0" meta:page-count="2" meta:paragraph-count="30" meta:word-count="363" meta:character-count="2352" meta:non-whitespace-character-count="20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57C467F.dotm" xlink:href=""/>
  </office:meta>
</office:document-meta>
</file>